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111111" draw:fill-color="#000000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4.037cm" fo:min-width="17.915cm"/>
    </style:style>
    <style:style style:name="gr6" style:family="graphic" style:parent-style-name="standard">
      <style:graphic-properties svg:stroke-color="#111111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b66c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loext:graphic-properties draw:fill-color="#dee7e5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3.7cm" svg:y="10.842cm">
          <text:p text:style-name="P1"><text:span text:style-name="T1">MC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19.732cm" svg:y="10.842cm">
          <text:p text:style-name="P3">GPS Modul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7.667cm" svg:y="10.842cm">
          <text:p text:style-name="P3">RF Module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445cm" svg:height="2.54cm" svg:x="7.667cm" svg:y="14.652cm">
          <text:p text:style-name="P3">Main Antenna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445cm" svg:height="2.54cm" svg:x="19.732cm" svg:y="14.652cm">
          <text:p text:style-name="P3">GPS Antenna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4.445cm" svg:height="2.54cm" svg:x="10.36cm" svg:y="5.762cm">
          <text:p text:style-name="P3">PQ9 Bus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112cm" svg:y1="12.112cm" svg:x2="13.7cm" svg:y2="12.112cm" draw:start-shape="id1" draw:start-glue-point="1" draw:end-shape="id2" draw:end-glue-point="3" svg:d="M12112 12112h1588" svg:viewBox="0 0 1589 1">
          <text:p/>
        </draw:connector>
        <draw:connector draw:style-name="gr4" draw:text-style-name="P6" draw:layer="layout" svg:x1="19.732cm" svg:y1="12.112cm" svg:x2="18.145cm" svg:y2="12.112cm" draw:start-shape="id3" draw:start-glue-point="3" draw:end-shape="id2" draw:end-glue-point="1" svg:d="M19732 12112h-1587" svg:viewBox="0 0 1588 1">
          <text:p/>
        </draw:connector>
        <draw:connector draw:style-name="gr4" draw:text-style-name="P6" draw:layer="layout" svg:x1="9.889cm" svg:y1="13.382cm" svg:x2="9.889cm" svg:y2="14.652cm" draw:start-shape="id1" draw:start-glue-point="2" draw:end-shape="id4" svg:d="M9889 13382v1270" svg:viewBox="0 0 1 1271">
          <text:p/>
        </draw:connector>
        <draw:connector draw:style-name="gr4" draw:text-style-name="P6" draw:layer="layout" svg:x1="21.954cm" svg:y1="13.382cm" svg:x2="21.954cm" svg:y2="14.652cm" draw:start-shape="id3" draw:start-glue-point="2" draw:end-shape="id5" draw:end-glue-point="0" svg:d="M21954 13382v1270" svg:viewBox="0 0 1 1271">
          <text:p/>
        </draw:connector>
        <draw:connector draw:style-name="gr4" draw:text-style-name="P6" draw:layer="layout" svg:x1="12.582cm" svg:y1="8.302cm" svg:x2="15.922cm" svg:y2="10.842cm" draw:start-shape="id6" draw:end-shape="id2" draw:end-glue-point="0" svg:d="M12582 8302v1270h3340v1270" svg:viewBox="0 0 3341 2541">
          <text:p/>
        </draw:connector>
        <draw:custom-shape draw:style-name="gr5" draw:text-style-name="P7" draw:layer="layout" svg:width="18.415cm" svg:height="14.287cm" svg:x="6.71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445cm" svg:height="2.54cm" svg:x="16.827cm" svg:y="5.762cm">
          <text:p text:style-name="P3">RS-485 Driver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5.922cm" svg:y1="10.842cm" svg:x2="19.049cm" svg:y2="8.302cm" draw:start-shape="id2" draw:start-glue-point="0" draw:end-shape="id7" draw:end-glue-point="2" svg:d="M15922 10842v-1270h3127v-1270" svg:viewBox="0 0 3128 2541">
          <text:p/>
        </draw:connector>
        <draw:connector draw:style-name="gr6" draw:text-style-name="P8" draw:layer="layout" svg:x1="16.827cm" svg:y1="7.032cm" svg:x2="14.805cm" svg:y2="7.032cm" draw:start-shape="id7" draw:start-glue-point="3" draw:end-shape="id6" draw:end-glue-point="1" svg:d="M16827 7032h-2022" svg:viewBox="0 0 2023 1">
          <text:p/>
        </draw:connector>
        <draw:frame draw:style-name="gr7" draw:text-style-name="P9" draw:layer="layout" svg:width="3.04cm" svg:height="1.039cm" svg:x="11.83cm" svg:y="8.572cm">
          <draw:text-box>
            <text:p text:style-name="P8"><text:span text:style-name="T2">+3V3</text:span></text:p>
            <text:p text:style-name="P8"><text:span text:style-name="T2">I2C</text:span></text:p>
          </draw:text-box>
        </draw:frame>
        <draw:frame draw:style-name="gr7" draw:text-style-name="P9" draw:layer="layout" svg:width="3.04cm" svg:height="0.645cm" svg:x="16.775cm" svg:y="8.89cm">
          <draw:text-box>
            <text:p text:style-name="P8"><text:span text:style-name="T2">UART</text:span></text:p>
          </draw:text-box>
        </draw:frame>
        <draw:frame draw:style-name="gr7" draw:text-style-name="P9" draw:layer="layout" svg:width="3.04cm" svg:height="0.645cm" svg:x="14.317cm" svg:y="6.38cm">
          <draw:text-box>
            <text:p text:style-name="P8"><text:span text:style-name="T2">RS-48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9:23.682956716</meta:creation-date>
    <dc:date>2023-09-28T15:00:51.044629412</dc:date>
    <meta:editing-duration>PT2H38M29S</meta:editing-duration>
    <meta:editing-cycles>12</meta:editing-cycles>
    <meta:generator>LibreOffice/7.3.7.2$Linux_X86_64 LibreOffice_project/30$Build-2</meta:generator>
    <meta:document-statistic meta:object-count="18"/>
  </office:meta>
</office:document-meta>
</file>